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04cm"/>
    </style:style>
    <style:style style:name="co3" style:family="table-column">
      <style:table-column-properties fo:break-before="auto" style:column-width="5.193cm"/>
    </style:style>
    <style:style style:name="co4" style:family="table-column">
      <style:table-column-properties fo:break-before="auto" style:column-width="2.187cm"/>
    </style:style>
    <style:style style:name="co5" style:family="table-column">
      <style:table-column-properties fo:break-before="auto" style:column-width="3.029cm"/>
    </style:style>
    <style:style style:name="co6" style:family="table-column">
      <style:table-column-properties fo:break-before="auto" style:column-width="2.974cm"/>
    </style:style>
    <style:style style:name="co7" style:family="table-column">
      <style:table-column-properties fo:break-before="auto" style:column-width="5.055cm"/>
    </style:style>
    <style:style style:name="co8" style:family="table-column">
      <style:table-column-properties fo:break-before="auto" style:column-width="1.124cm"/>
    </style:style>
    <style:style style:name="co9" style:family="table-column">
      <style:table-column-properties fo:break-before="auto" style:column-width="1.725cm"/>
    </style:style>
    <style:style style:name="co10" style:family="table-column">
      <style:table-column-properties fo:break-before="auto" style:column-width="2.327cm"/>
    </style:style>
    <style:style style:name="co11" style:family="table-column">
      <style:table-column-properties fo:break-before="auto" style:column-width="1.863cm"/>
    </style:style>
    <style:style style:name="co12" style:family="table-column">
      <style:table-column-properties fo:break-before="auto" style:column-width="2.279cm"/>
    </style:style>
    <style:style style:name="co13" style:family="table-column">
      <style:table-column-properties fo:break-before="auto" style:column-width="1.54cm"/>
    </style:style>
    <style:style style:name="co14" style:family="table-column">
      <style:table-column-properties fo:break-before="auto" style:column-width="2.649cm"/>
    </style:style>
    <style:style style:name="co15" style:family="table-column">
      <style:table-column-properties fo:break-before="auto" style:column-width="3.713cm"/>
    </style:style>
    <style:style style:name="co16" style:family="table-column">
      <style:table-column-properties fo:break-before="auto" style:column-width="1.309cm"/>
    </style:style>
    <style:style style:name="co17" style:family="table-column">
      <style:table-column-properties fo:break-before="auto" style:column-width="1.355cm"/>
    </style:style>
    <style:style style:name="co18" style:family="table-column">
      <style:table-column-properties fo:break-before="auto" style:column-width="1.446cm"/>
    </style:style>
    <style:style style:name="co19" style:family="table-column">
      <style:table-column-properties fo:break-before="auto" style:column-width="1.494cm"/>
    </style:style>
    <style:style style:name="co20" style:family="table-column">
      <style:table-column-properties fo:break-before="auto" style:column-width="2.743cm"/>
    </style:style>
    <style:style style:name="co21" style:family="table-column">
      <style:table-column-properties fo:break-before="auto" style:column-width="2.46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4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6" table:number-columns-repeated="3" table:default-cell-style-name="ce1"/>
        <table:table-column table:style-name="co9" table:default-cell-style-name="ce1"/>
        <table:table-column table:style-name="co11" table:default-cell-style-name="ce1"/>
        <table:table-column table:style-name="co12" table:default-cell-style-name="ce1"/>
        <table:table-column table:style-name="co15" table:default-cell-style-name="ce1"/>
        <table:table-column table:style-name="co4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number-columns-repeated="2" table:default-cell-style-name="ce1"/>
        <table:table-column table:style-name="co19" table:default-cell-style-name="ce1"/>
        <table:table-column table:style-name="co21" table:default-cell-style-name="ce1"/>
        <table:table-column table:style-name="co1" table:number-columns-repeated="992" table:default-cell-style-name="ce1"/>
        <table:table-row table:style-name="ro1">
          <table:table-cell office:value-type="string">
            <text:p>OperManag</text:p>
          </table:table-cell>
          <table:table-cell office:value-type="string">
            <text:p>AluManag</text:p>
          </table:table-cell>
          <table:table-cell office:value-type="string">
            <text:p>ALUrequest</text:p>
          </table:table-cell>
          <table:table-cell/>
          <table:table-cell office:value-type="string">
            <text:p>Ast</text:p>
          </table:table-cell>
          <table:table-cell office:value-type="string">
            <text:p>Odone</text:p>
          </table:table-cell>
          <table:table-cell office:value-type="string">
            <text:p>Adone</text:p>
          </table:table-cell>
          <table:table-cell office:value-type="string">
            <text:p>Pkurr</text:p>
          </table:table-cell>
          <table:table-cell office:value-type="string">
            <text:p>Res_ALL</text:p>
          </table:table-cell>
          <table:table-cell office:value-type="string">
            <text:p>EPSkur_CLK</text:p>
          </table:table-cell>
          <table:table-cell office:value-type="string">
            <text:p>Sum_CLK</text:p>
          </table:table-cell>
          <table:table-cell office:value-type="string">
            <text:p>INT_CLK</text:p>
          </table:table-cell>
          <table:table-cell office:value-type="string">
            <text:p>Diff_CLK</text:p>
          </table:table-cell>
          <table:table-cell office:value-type="string">
            <text:p>EPSold_CLK</text:p>
          </table:table-cell>
          <table:table-cell office:value-type="string">
            <text:p>Pr_CLK</text:p>
          </table:table-cell>
          <table:table-cell office:value-type="string">
            <text:p>RESULT_CLK</text:p>
          </table:table-cell>
          <table:table-cell office:value-type="string">
            <text:p>A_CLK</text:p>
          </table:table-cell>
          <table:table-cell office:value-type="string">
            <text:p>B_CLK</text:p>
          </table:table-cell>
          <table:table-cell office:value-type="string">
            <text:p>KO_CLK</text:p>
          </table:table-cell>
          <table:table-cell office:value-type="string">
            <text:p>Pgiv_ON</text:p>
          </table:table-cell>
          <table:table-cell office:value-type="string">
            <text:p>Pkurr_ON</text:p>
          </table:table-cell>
          <table:table-cell office:value-type="string">
            <text:p>Sum_ON</text:p>
          </table:table-cell>
          <table:table-cell office:value-type="string">
            <text:p>EPSkur_ON</text:p>
          </table:table-cell>
          <table:table-cell office:value-type="string">
            <text:p>EPSold_ON</text:p>
          </table:table-cell>
          <table:table-cell office:value-type="string">
            <text:p>dt_ON</text:p>
          </table:table-cell>
          <table:table-cell office:value-type="string">
            <text:p>KI_ON</text:p>
          </table:table-cell>
          <table:table-cell office:value-type="string">
            <text:p>Kd_ON</text:p>
          </table:table-cell>
          <table:table-cell office:value-type="string">
            <text:p>Kp_ON</text:p>
          </table:table-cell>
          <table:table-cell office:value-type="string">
            <text:p>INT_ON</text:p>
          </table:table-cell>
          <table:table-cell office:value-type="string">
            <text:p>Diff_ON</text:p>
          </table:table-cell>
          <table:table-cell office:value-type="string">
            <text:p>Pr_ON</text:p>
          </table:table-cell>
          <table:table-cell office:value-type="string">
            <text:p>RESULT_ON</text:p>
          </table:table-cell>
          <table:table-cell table:number-columns-repeated="992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X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number-columns-repeated="992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string">
            <text:p>X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6" office:value-type="float" office:value="0">
            <text:p>0</text:p>
          </table:table-cell>
          <table:table-cell table:number-columns-repeated="992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string">
            <text:p>X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number-columns-repeated="99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number-columns-repeated="99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table:number-columns-repeated="99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table:number-columns-repeated="99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number-columns-repeated="99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string">
            <text:p>X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2" office:value-type="float" office:value="0">
            <text:p>0</text:p>
          </table:table-cell>
          <table:table-cell table:number-columns-repeated="99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number-columns-repeated="99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99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number-columns-repeated="99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number-columns-repeated="99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number-columns-repeated="99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X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1" office:value-type="float" office:value="0">
            <text:p>0</text:p>
          </table:table-cell>
          <table:table-cell table:number-columns-repeated="99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number-columns-repeated="99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99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99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number-columns-repeated="99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number-columns-repeated="99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X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  <table:table-cell table:number-columns-repeated="99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number-columns-repeated="99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99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9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number-columns-repeated="99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number-columns-repeated="99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X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  <table:table-cell table:number-columns-repeated="99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number-columns-repeated="99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number-columns-repeated="99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99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number-columns-repeated="99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number-columns-repeated="99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X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9" office:value-type="float" office:value="0">
            <text:p>0</text:p>
          </table:table-cell>
          <table:table-cell table:number-columns-repeated="99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table:number-columns-repeated="99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9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number-columns-repeated="99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number-columns-repeated="99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X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9" office:value-type="float" office:value="0">
            <text:p>0</text:p>
          </table:table-cell>
          <table:table-cell table:number-columns-repeated="99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number-columns-repeated="99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number-columns-repeated="99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99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number-columns-repeated="99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number-columns-repeated="99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X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table:number-columns-repeated="99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number-columns-repeated="99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9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9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number-columns-repeated="99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number-columns-repeated="99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string">
            <text:p>X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6" office:value-type="float" office:value="0">
            <text:p>0</text:p>
          </table:table-cell>
          <table:table-cell table:number-columns-repeated="99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number-columns-repeated="99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9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number-columns-repeated="99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number-columns-repeated="99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string">
            <text:p>X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6" office:value-type="float" office:value="0">
            <text:p>0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>
            <text:p>A0*(O4+...+O12)</text:p>
          </table:table-cell>
          <table:table-cell office:value-type="string">
            <text:p>O1+O2+O3+A4*(O4+...+O12)</text:p>
          </table:table-cell>
          <table:table-cell office:value-type="string">
            <text:p>A3*ALU_request*(O4+...+O12)</text:p>
          </table:table-cell>
          <table:table-cell office:value-type="string">
            <text:p>O3</text:p>
          </table:table-cell>
          <table:table-cell office:value-type="string">
            <text:p>~O2</text:p>
          </table:table-cell>
          <table:table-cell office:value-type="string">
            <text:p>O4*A4</text:p>
          </table:table-cell>
          <table:table-cell office:value-type="string">
            <text:p>O5*A4</text:p>
          </table:table-cell>
          <table:table-cell office:value-type="string">
            <text:p>(O6+07)*A4</text:p>
          </table:table-cell>
          <table:table-cell office:value-type="string">
            <text:p>A4*(O8+O9)</text:p>
          </table:table-cell>
          <table:table-cell office:value-type="string">
            <text:p>A0*O9</text:p>
          </table:table-cell>
          <table:table-cell office:value-type="string">
            <text:p>A4*O10</text:p>
          </table:table-cell>
          <table:table-cell office:value-type="string">
            <text:p>A4*(O11+O12)</text:p>
          </table:table-cell>
          <table:table-cell office:value-type="string">
            <text:p>A1*(O4+...+O12)</text:p>
          </table:table-cell>
          <table:table-cell office:value-type="string">
            <text:p>A2*(O4+...+O12)</text:p>
          </table:table-cell>
          <table:table-cell office:value-type="string">
            <text:p>A3*(O4+...+O12)</text:p>
          </table:table-cell>
          <table:table-cell office:value-type="string">
            <text:p>O4*A1</text:p>
          </table:table-cell>
          <table:table-cell office:value-type="string">
            <text:p>O4*A2</text:p>
          </table:table-cell>
          <table:table-cell office:value-type="string">
            <text:p>(O5+O6)*A1</text:p>
          </table:table-cell>
          <table:table-cell office:value-type="string">
            <text:p>(O8+O10)*A1+O5*A2</text:p>
          </table:table-cell>
          <table:table-cell office:value-type="string">
            <text:p>O8*A2</text:p>
          </table:table-cell>
          <table:table-cell office:value-type="string">
            <text:p>O6*A2</text:p>
          </table:table-cell>
          <table:table-cell office:value-type="string">
            <text:p>O7*A1</text:p>
          </table:table-cell>
          <table:table-cell office:value-type="string">
            <text:p>O9*A2</text:p>
          </table:table-cell>
          <table:table-cell office:value-type="string">
            <text:p>O10*A2</text:p>
          </table:table-cell>
          <table:table-cell office:value-type="string">
            <text:p>O7*A2+O11*A1</text:p>
          </table:table-cell>
          <table:table-cell office:value-type="string">
            <text:p>O9*A1+O11*A2</text:p>
          </table:table-cell>
          <table:table-cell office:value-type="string">
            <text:p>O12*A2</text:p>
          </table:table-cell>
          <table:table-cell office:value-type="string">
            <text:p>O12*A1</text:p>
          </table:table-cell>
          <table:table-cell table:number-columns-repeated="99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Ast</text:p>
          </table:table-cell>
          <table:table-cell office:value-type="string">
            <text:p>A0*(O4+...+O12)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Odone</text:p>
          </table:table-cell>
          <table:table-cell office:value-type="string">
            <text:p>O1+O2+O3+A4*(O4+...+O12)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Adone</text:p>
          </table:table-cell>
          <table:table-cell office:value-type="string">
            <text:p>A3*ALU_request*(O4+...+O12)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Pkurr</text:p>
          </table:table-cell>
          <table:table-cell office:value-type="string">
            <text:p>O3</text:p>
          </table:table-cell>
          <table:table-cell table:style-name="Default"/>
          <table:table-cell office:value-type="string">
            <text:p>(O4+...+O12)</text:p>
          </table:table-cell>
          <table:table-cell table:number-columns-repeated="1020"/>
        </table:table-row>
        <table:table-row table:style-name="ro1">
          <table:table-cell office:value-type="string">
            <text:p>Res_ALL</text:p>
          </table:table-cell>
          <table:table-cell office:value-type="string">
            <text:p>~O2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office:value-type="string">
            <text:p>EPSkur_CLK</text:p>
          </table:table-cell>
          <table:table-cell office:value-type="string">
            <text:p>O4*A4</text:p>
          </table:table-cell>
          <table:table-cell table:style-name="Default"/>
          <table:table-cell office:value-type="string">
            <text:p>O1+O2+O3</text:p>
          </table:table-cell>
          <table:table-cell table:number-columns-repeated="1020"/>
        </table:table-row>
        <table:table-row table:style-name="ro1">
          <table:table-cell office:value-type="string">
            <text:p>Sum_CLK</text:p>
          </table:table-cell>
          <table:table-cell office:value-type="string">
            <text:p>O5*A4</text:p>
          </table:table-cell>
          <table:table-cell table:style-name="Default"/>
          <table:table-cell table:style-name="Default" office:value-type="string">
            <text:p>A4*(O4+...+O12)</text:p>
          </table:table-cell>
          <table:table-cell table:number-columns-repeated="1020"/>
        </table:table-row>
        <table:table-row table:style-name="ro1">
          <table:table-cell office:value-type="string">
            <text:p>INT_CLK</text:p>
          </table:table-cell>
          <table:table-cell office:value-type="string">
            <text:p>(O6+07)*A4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office:value-type="string">
            <text:p>Diff_CLK</text:p>
          </table:table-cell>
          <table:table-cell office:value-type="string">
            <text:p>A4*(O8+O9)</text:p>
          </table:table-cell>
          <table:table-cell table:style-name="Default"/>
          <table:table-cell table:style-name="Default" office:value-type="string">
            <text:p>A3*AR</text:p>
          </table:table-cell>
          <table:table-cell table:number-columns-repeated="1020"/>
        </table:table-row>
        <table:table-row table:style-name="ro1">
          <table:table-cell office:value-type="string">
            <text:p>EPSold_CLK</text:p>
          </table:table-cell>
          <table:table-cell office:value-type="string">
            <text:p>A0*O9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office:value-type="string">
            <text:p>Pr_CLK</text:p>
          </table:table-cell>
          <table:table-cell office:value-type="string">
            <text:p>A4*O10</text:p>
          </table:table-cell>
          <table:table-cell table:style-name="Default"/>
          <table:table-cell office:value-type="string">
            <text:p>O6+07</text:p>
          </table:table-cell>
          <table:table-cell table:number-columns-repeated="1020"/>
        </table:table-row>
        <table:table-row table:style-name="ro1">
          <table:table-cell office:value-type="string">
            <text:p>RESULT_CLK</text:p>
          </table:table-cell>
          <table:table-cell office:value-type="string">
            <text:p>A4*(O11+O12)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office:value-type="string">
            <text:p>A_CLK</text:p>
          </table:table-cell>
          <table:table-cell office:value-type="string">
            <text:p>A1*(O4+...+O12)</text:p>
          </table:table-cell>
          <table:table-cell table:style-name="Default"/>
          <table:table-cell office:value-type="string">
            <text:p>O8+O9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>
            <text:p>B_CLK</text:p>
          </table:table-cell>
          <table:table-cell office:value-type="string">
            <text:p>A2*(O4+...+O12)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>
            <text:p>KO_CLK</text:p>
          </table:table-cell>
          <table:table-cell office:value-type="string">
            <text:p>A3*(O4+...+O12)</text:p>
          </table:table-cell>
          <table:table-cell table:style-name="Default"/>
          <table:table-cell office:value-type="string">
            <text:p>O11+O12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>
            <text:p>Pgiv_ON</text:p>
          </table:table-cell>
          <table:table-cell office:value-type="string">
            <text:p>O4*A1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>
            <text:p>Pkurr_ON</text:p>
          </table:table-cell>
          <table:table-cell office:value-type="string">
            <text:p>O4*A2</text:p>
          </table:table-cell>
          <table:table-cell table:style-name="Default"/>
          <table:table-cell office:value-type="string">
            <text:p>O5+O6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>
            <text:p>Sum_ON</text:p>
          </table:table-cell>
          <table:table-cell office:value-type="string">
            <text:p>(O5+O6)*A1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>
            <text:p>EPSkur_ON</text:p>
          </table:table-cell>
          <table:table-cell office:value-type="string">
            <text:p>(O8+O10)*A1+O5*A2</text:p>
          </table:table-cell>
          <table:table-cell table:style-name="Default"/>
          <table:table-cell office:value-type="string">
            <text:p>(O8+O10)*A1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>
            <text:p>EPSold_ON</text:p>
          </table:table-cell>
          <table:table-cell office:value-type="string">
            <text:p>O8*A2</text:p>
          </table:table-cell>
          <table:table-cell table:style-name="Default"/>
          <table:table-cell table:style-name="Default" office:value-type="string">
            <text:p>O5*A2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>
            <text:p>dt_ON</text:p>
          </table:table-cell>
          <table:table-cell office:value-type="string">
            <text:p>O6*A2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>
            <text:p>KI_ON</text:p>
          </table:table-cell>
          <table:table-cell office:value-type="string">
            <text:p>O7*A1</text:p>
          </table:table-cell>
          <table:table-cell table:style-name="Default"/>
          <table:table-cell office:value-type="string">
            <text:p>O7*A2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>
            <text:p>Kd_ON</text:p>
          </table:table-cell>
          <table:table-cell office:value-type="string">
            <text:p>O9*A2</text:p>
          </table:table-cell>
          <table:table-cell table:style-name="Default"/>
          <table:table-cell office:value-type="string">
            <text:p>O11*A1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>
            <text:p>Kp_ON</text:p>
          </table:table-cell>
          <table:table-cell office:value-type="string">
            <text:p>O10*A2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>
            <text:p>INT_ON</text:p>
          </table:table-cell>
          <table:table-cell office:value-type="string">
            <text:p>O7*A2+O11*A1</text:p>
          </table:table-cell>
          <table:table-cell/>
          <table:table-cell office:value-type="string">
            <text:p>O9*A1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>
            <text:p>Diff_ON</text:p>
          </table:table-cell>
          <table:table-cell office:value-type="string">
            <text:p>O9*A1+O11*A2</text:p>
          </table:table-cell>
          <table:table-cell/>
          <table:table-cell office:value-type="string">
            <text:p>O11*A2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office:value-type="string">
            <text:p>Pr_ON</text:p>
          </table:table-cell>
          <table:table-cell office:value-type="string">
            <text:p>O12*A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office:value-type="string">
            <text:p>RESULT_ON</text:p>
          </table:table-cell>
          <table:table-cell office:value-type="string">
            <text:p>O12*A1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 table:number-rows-repeated="4">
          <table:table-cell/>
          <table:table-cell table:style-name="Default"/>
          <table:table-cell table:number-columns-repeated="3"/>
          <table:table-cell table:style-name="Default"/>
          <table:table-cell table:number-columns-repeated="1018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1018"/>
        </table:table-row>
        <table:table-row table:style-name="ro1" table:number-rows-repeated="4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 table:number-rows-repeated="12">
          <table:table-cell/>
          <table:table-cell table:style-name="Default"/>
          <table:table-cell table:number-columns-repeated="1022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8">28/12/2015</text:date>, <text:time>15:16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11M56S</meta:editing-duration>
    <meta:editing-cycles>6</meta:editing-cycles>
    <meta:generator>OpenOffice/4.1.2$Win32 OpenOffice.org_project/412m3$Build-9782</meta:generator>
    <dc:date>2015-12-28T15:16:58.54</dc:date>
    <dc:creator>Ivan Folbort</dc:creator>
    <meta:document-statistic meta:table-count="3" meta:cell-count="1896" meta:object-count="0"/>
    <meta:user-defined meta:name="Info 1"/>
    <meta:user-defined meta:name="Info 2"/>
    <meta:user-defined meta:name="Info 3"/>
    <meta:user-defined meta:name="Info 4"/>
  </office:meta>
</office:document-meta>
</file>